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in" style:rel-column-width="3609*"/>
    </style:style>
    <style:style style:name="តារាង1.B" style:family="table-column">
      <style:table-column-properties style:column-width="1.0549in" style:rel-column-width="6346*"/>
    </style:style>
    <style:style style:name="តារាង1.C" style:family="table-column">
      <style:table-column-properties style:column-width="0.4368in" style:rel-column-width="2628*"/>
    </style:style>
    <style:style style:name="តារាង1.D" style:family="table-column">
      <style:table-column-properties style:column-width="0.9069in" style:rel-column-width="5456*"/>
    </style:style>
    <style:style style:name="តារាង1.E" style:family="table-column">
      <style:table-column-properties style:column-width="0.5924in" style:rel-column-width="3564*"/>
    </style:style>
    <style:style style:name="តារាង1.F" style:family="table-column">
      <style:table-column-properties style:column-width="0.9479in" style:rel-column-width="5703*"/>
    </style:style>
    <style:style style:name="តារាង1.G" style:family="table-column">
      <style:table-column-properties style:column-width="4.1479in" style:rel-column-width="24948*"/>
    </style:style>
    <style:style style:name="តារាង1.H" style:family="table-column">
      <style:table-column-properties style:column-width="1.1389in" style:rel-column-width="6852*"/>
    </style:style>
    <style:style style:name="តារាង1.I" style:family="table-column">
      <style:table-column-properties style:column-width="1.0688in" style:rel-column-width="642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1" style:family="text">
      <style:text-properties fo:background-color="#ffffff"/>
    </style:style>
    <style:style style:name="T2" style:family="text">
      <style:text-properties style:text-underline-style="none"/>
    </style:style>
    <style:style style:name="T3" style:family="text">
      <style:text-properties fo:background-color="#ffff00"/>
    </style:style>
    <style:style style:name="T4" style:family="text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ណ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្យញ្ជនៈ​ទី ៥ ក្នុង​វគ្គទី ៣ ជា​វគ្គន្តៈ, ជា​សកដ្ឋាន​នាសិកដ្ឋានជៈ មាន​សំឡេង​កើត​ក្នុង​ក្បាល​និង​ចម្រុះ, អាច​តម្រួត​លើ​ព្យញ្ជនៈ ៤ តួ ក្នុង​វគ្គ​របស់​ខ្លួន និង​លើ​តួ​ឯង​ផង​គឺ តម្រួត​លើ ដ, ឋ, ឌ, ឍ និង ណ <text:s/>ខ្លួន​ឯង​ផង​ដែរ ដូច​ជា កណ្ដាល, សណ្ឋាន, បណ្ឌិត; តម្រួត​លើ ឍ ធ្លាប់​ឃើញ​តែ ឍុណ្ឍិ “ព្រះ​គ្នេស” មួយ​ប៉ណ្ណេះ, បណ្ណាការ, បណ្ណាល័យ ។ល។ សម្រាប់​ភាសា​សំស្រ្កឹត និង​បាលី, ជា​ឃោសៈ; សម្រាប់​ភាសា​ខ្មែរ, ជា​ឃោសៈ ក៏​មាន ដូច​ជា ធរណី, បវេណី ឬ ប្រពៃណី (--នី) ...។ ជា​អឃោសៈ ក៏​មាន ស្ទើរ​តែ​ទាំងអស់, ដូច​ជា ទៅ​ណា ?, ណាយ​ចិត្ត, ចំណី, ប្រណី <text:s text:c="6"/>។ល។ ណ នេះ​អាច​តម្រួត​លើ ហ ផង​ក៏​បាន, ជា​ឧរជៈ (មាន​សំឡេង​ក្នុង​ទ្រូង), ដូច​ជា តណ្ហា, ណ្ហើយ; សណ្ហសុខុម <text:s/>“ល្អិត​ណាស់”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៣</text:p>
          </table:table-cell>
          <table:table-cell table:style-name="តារាង1.A2" office:value-type="string">
            <text:p text:style-name="P5">ណតណ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សព្ទ​ស្រឡៃ​ភ្លេង​ពិណពាទ្យ ។</text:p>
          </table:table-cell>
          <table:table-cell table:style-name="តារាង1.D2" office:value-type="string">
            <text:p text:style-name="P3">តតតយ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៤</text:p>
          </table:table-cell>
          <table:table-cell table:style-name="តារាង1.A2" office:value-type="string">
            <text:p text:style-name="P5">ណ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សព្វ. ពាក្យ​ជា​អនិយត​សព្វនាម ប្រាប់​សេចក្ដី​មិន​ទាន់​ទៀង, មិន​ទាន់​ប្រាកដ ឬ មាន​អាការ​ជា​សេចក្ដី​សង្ស័យ : ទៅ​ផ្ទះ​ណា​ក៏​បាន; តាម​តែ​អ្នក​ណា​ក៏​ដោយ; អ្នក​ណា​ធ្វើ​អំពើ​អ្វី ទោះ​ល្អ​ក្ដី អាក្រក់​ក្ដី, អ្នក​នោះ​នឹង​បាន​ទទួល​ផល​នៃ​អំពើ​នោះ​វិញ​ពុំ​ខាន; មក​ពី​ណា ? ទៅ​ណា ? អ្នក​ណា​ដើរ​នុ៎ះ ?...។ ណា​មួយ នីមួយ ។ ណា​ក៏​ដោយ អ្វី​ក៏​ដោ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៥</text:p>
          </table:table-cell>
          <table:table-cell table:style-name="តារាង1.A2" office:value-type="string">
            <text:p text:style-name="P5">ណា៎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ណ៎ះ !) ។</text:p>
          </table:table-cell>
          <table:table-cell table:style-name="តារាង1.D2" office:value-type="string">
            <text:p text:style-name="P3">ណា៎ះ !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៦</text:p>
          </table:table-cell>
          <table:table-cell table:style-name="តារាង1.A2" office:value-type="string">
            <text:p text:style-name="P5">ណាត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និយាយ​ប្ដេជ្ញា, មត់ កំណត់​វេលា​នឹង​ចួប​គ្នា : ខ្ញុំ​បាន​ណាត់​នឹង​កាត់​ថា ឲ្យ​គាត់​មក​ចួប​គ្នា នៅ​ផ្ទះ​អ្នក​ក្នុង​វេលា​ព្រឹក​នេះ​ឯ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ចំនួន​ដែល​ច្រក, ចម្រក; និយាយ​ចំពោះ​តែ​កាំភ្លើង​ឬ​កាំជ្រួច : ច្រក​កាំភ្លើង​មួយ​ណាត់; បាញ់​កាំភ្លើង​ធំ ២១ ណាត់​គំនាប់ 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៧</text:p>
          </table:table-cell>
          <table:table-cell table:style-name="តារាង1.A2" office:value-type="string">
            <text:p text:style-name="P5">ណាមស្រ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<text:span text:style-name="T1">(</text:span><text:span text:style-name="T3">នាំœស្រង</text:span><text:span text:style-name="T1"> </text:span><text:s/>អ. ថ. ន៉ាម់សុង) ទឹក​សម្រាប់​ស្រង់ គឺ ន៉ាម់ ស. <text:s/>“ទឹក”, ស្រង់ “ងូត” (រ. ស.): <text:s/>ថ្វាយ​ណាមស្រង់; ប្រើ​តាម​ជាន់​តាម​សម័យ​នៃ​រជ្ជកាល, ហៅ​ជា​រាជសព្ទ​ពិត​ថា ព្រះ​ឧទកៈ, ព្រះ​នហានោទក (--ទក់), ព្រះ​ស្នាន​វារី (ម. ព. ទាំង​នោ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១៨</text:p>
          </table:table-cell>
          <table:table-cell table:style-name="តារាង1.A2" office:value-type="string">
            <text:p text:style-name="P5">ណ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រសាយ​ចិត្ត, លាក​ចិត្ត : ណាយ​ចិត្ត, ណាយ​គំនិត ។ នឿយ​ណាយ <text:s/>គឺ​នឿយ​ចិត្ត ណាយ​គំនិត, ថយ​ចំណង់, ធុញ​ទ្រ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ណាយ​ចិត្ត​ ណាយ​គំនិត</text:p>
            <text:p text:style-name="P4">នឿយ​ណាយ</text:p>
          </table:table-cell>
        </table:table-row>
        <table:table-row>
          <table:table-cell table:style-name="តារាង1.A2" office:value-type="string">
            <text:p text:style-name="P3">៤១១៩</text:p>
          </table:table-cell>
          <table:table-cell table:style-name="តារាង1.A2" office:value-type="string">
            <text:p text:style-name="P5">ណាស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ក្រៃ​ពេក, ក្រៃ​លែង, លើស​លុប, ខ្លាំង : ល្អ​ណាស់, អាក្រក់​ណាស់, ខូច​ណាស់ ។ ប្រើ​ជា កិ. វិ. ក៏​បាន : ខ្ញុំ​ត្រេកអរ​ណាស់​ ដោយ​បាន​ឃើញ​អ្នក​អញ្ជើញ​មក​ដល់ 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០</text:p>
          </table:table-cell>
          <table:table-cell table:style-name="តារាង1.A2" office:value-type="string">
            <text:p text:style-name="P5">ណាស់ស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. សា.</text:p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ពាក្យ​សម្រាប់​និយាយ​បន្ថែម​សង្កត់​លើ​ពាក្យ ណាស់ ឲ្យ​រឹង​តែ​ខ្លាំង​ឡើង​ទៀត : ឮ​ថា​កូន​អ្នក​ឯណោះ វា​ខិល​ណាស់​ទៅ​ហើយ, តែ​ចំណែក​ខាង​កូន​ខ្ញុំ​ឯណេះ ក៏​វា​រឹត​តែ​ខូច​ណាស់សា​ទៅ​ទៀត ។ ច្រើន​និយាយ​កាត់​ខ្លី​ៗ​ថា : វា​ណាស់សា​ហើយ, ដូច​ជា​ណាស់សា​ពេក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១</text:p>
          </table:table-cell>
          <table:table-cell table:style-name="តារាង1.A2" office:value-type="string">
            <text:p text:style-name="P5">ណិងណុ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សព្ទ​គង​ភ្លេង​​ពិណពាទ្យ​ផ្លែ​តូច​ៗ ។</text:p>
          </table:table-cell>
          <table:table-cell table:style-name="តារាង1.D2" office:value-type="string">
            <text:p text:style-name="P3">ណេងណូង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២</text:p>
          </table:table-cell>
          <table:table-cell table:style-name="តារាង1.A2" office:value-type="string">
            <text:p text:style-name="P5">ណិមណុ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ច្រិមច្រុម​ដោយ​អាការ​អៀន​ប្រៀន ឬ​ដោយ​អាការ​ត្រេះត្រុះ : អង្គុយ​ណិមណុម <text:s/><text:span text:style-name="T2">(ម. ព. រណិមរណុំ <text:s/>ទៀត​ផង) ។</text:span></text:p>
          </table:table-cell>
          <table:table-cell table:style-name="តារាង1.D2" office:value-type="string">
            <text:p text:style-name="P3">ណិមណុំ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៣</text:p>
          </table:table-cell>
          <table:table-cell table:style-name="តារាង1.A2" office:value-type="string">
            <text:p text:style-name="P5">ណិ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ធេង, ឆិញ, ឆិល, : រលីង​ណិល (ម. ព. ឆិញ, ឆិល និង ធេ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៤</text:p>
          </table:table-cell>
          <table:table-cell table:style-name="តារាង1.A2" office:value-type="string">
            <text:p text:style-name="P5">ណឺ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ដែល​ខឹង​ខ្លាំង, ខឹង​ច្រឡោត : ខឹង​ណឺង, ច្រឡោត​ណឺង (ម. ព. <text:s/>តឺ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ខឹង​ណឺង ច្រឡោត​ណឺង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សព្ទ​កណ្ដឹង, រគាំង ។</text:p>
          </table:table-cell>
          <table:table-cell table:style-name="តារាង1.D2" office:value-type="string">
            <text:p text:style-name="P3">ណឺង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៥</text:p>
          </table:table-cell>
          <table:table-cell table:style-name="តារាង1.A2" office:value-type="string">
            <text:p text:style-name="P5">ណូ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សព្ទ​ចួង ឬ​រគាំង​ធំ​ៗ ។</text:p>
          </table:table-cell>
          <table:table-cell table:style-name="តារាង1.D2" office:value-type="string">
            <text:p text:style-name="P3">ណូង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៦</text:p>
          </table:table-cell>
          <table:table-cell table:style-name="តារាង1.A2" office:value-type="string">
            <text:p text:style-name="P5">ណូរ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បក្សី​មួយ​ប្រភេទ រូប​ស្រដៀង​នឹង​សេក​សោម តែ​មាន​សម្បុរ​ក្រហម ។</text:p>
          </table:table-cell>
          <table:table-cell table:style-name="តារាង1.D2" office:value-type="string">
            <text:p text:style-name="P3">នោរី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៧</text:p>
          </table:table-cell>
          <table:table-cell table:style-name="តារាង1.A2" office:value-type="string">
            <text:p text:style-name="P5">ណេងណូ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ណិងណុ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៨</text:p>
          </table:table-cell>
          <table:table-cell table:style-name="តារាង1.A2" office:value-type="string">
            <text:p text:style-name="P5">ណេះណ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ណុះ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ពី​នេះ​ពី​នោះ, នាយ​អាយ : និយាយ​ណេះណោះ <text:s/>គឺ​និយាយ​ពី​នេះ​ខ្លះ ពី​នោះ​ខ្លះ ឬ​និយាយ​តំណាល​ពី​ខាង​នាយ​ខ្លះ ពី​ខាង​អាយ​ខ្លះ​ផ្សែផ្សំ​ឲ្យ​តែ​ខាង​បាន​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២៩</text:p>
          </table:table-cell>
          <table:table-cell table:style-name="តារាង1.A2" office:value-type="string">
            <text:p text:style-name="P5">ណ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ឲ្យ​ន័យ, ឲ្យ​ទំនង, ពន្យល់ : ណែ​ផ្លូវ, ណែ​ទំនង, ណែ​ឲ្យ​យល់​ក្នុង​វិធី​អាន​បាលី <text:s text:c="2"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០</text:p>
          </table:table-cell>
          <table:table-cell table:style-name="តារាង1.A2" office:value-type="string">
            <text:p text:style-name="P5">ណែកណ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ក្និចក្នក់, ង៉ិកង៉ក់ (ព. សា. មិន​សូវ​ប្រើ) ។ ន. គោរម្យ​ចង្វាក់​ភ្លេង​ពិណពាទ្យ (មិន​សូវ​ប្រ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១</text:p>
          </table:table-cell>
          <table:table-cell table:style-name="តារាង1.A2" office:value-type="string">
            <text:p text:style-name="P5">ណែងណ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ំណាត់​ឈើ​ឬ​ឫស្សី ចង​បន្ដោក​បង្អូស​ដី ភ្ជាប់​នៅ​ក​សត្វ​ចតុប្បាទ មាន​គោ, សេះ, ឆ្កែ​ជាដើម ដើម្បី​ឲ្យ​ទទើសទទែង​ជើង​មុខ​មិន​ឲ្យ​បោល​បាន : <text:s/>ចង​ណែងណង, ជាប់​ណែងណ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ចង​ណែងណង​ជាប់​ណែងណង</text:p>
          </table:table-cell>
        </table:table-row>
        <table:table-row>
          <table:table-cell table:style-name="តារាង1.A2" office:value-type="string">
            <text:p text:style-name="P3">៤១៣២</text:p>
          </table:table-cell>
          <table:table-cell table:style-name="តារាង1.A2" office:value-type="string">
            <text:p text:style-name="P5">ណែងណ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ដែល​ចង​ព្យួរ​បន្តោក​តែងតោង​ពី​ក្រោម, រណែងរណោង : ព្យួរ​ណែង​ណ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ព្យួរ​ណែង​ណោង</text:p>
          </table:table-cell>
        </table:table-row>
        <table:table-row>
          <table:table-cell table:style-name="តារាង1.A2" office:value-type="string">
            <text:p text:style-name="P3">៤១៣៣</text:p>
          </table:table-cell>
          <table:table-cell table:style-name="តារាង1.A2" office:value-type="string">
            <text:p text:style-name="P5">ណែណ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<text:span text:style-name="T3">េនេ់ន្ចន</text:span> អ. ថ. ន៉ែន៉ន) ដែល​ឋិត​ថេរ, ខ្ជាប់ខ្ជួន, យឺនយូរ, ប្រាកដ​ប្រជា, ចំណាប់​ចំនួន (មិន​សូវ​ប្រ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៤</text:p>
          </table:table-cell>
          <table:table-cell table:style-name="តារាង1.A2" office:value-type="string">
            <text:p text:style-name="P5">ណែន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តឹង, រឹង, ចង្អៀត, ហាប់ : ភ្ញៀវ​អង្គុយ​ណែន​ក្នុង​រ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ប្រាក់​ដុំ​មួយ​បែប​រូប​សណ្ឋាន​ស្រដៀង​នឹង​ស្នូក​ជ្រូក, ទម្ងន់ ១០ តម្លឹង ឬ ១០ តម្លឹង ២ ជី, ចាយ​ជា​ប្រាក់​រាយ​ចំនួន ១៥ រៀល ឬ ១៦ រៀល ដោយ​ចុះ​ឡើង​តាម​កាល​តាម​សម័យ; សព្វ​ថ្ងៃ​លើក​លែង​ចាយ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៥</text:p>
          </table:table-cell>
          <table:table-cell table:style-name="តារាង1.A2" office:value-type="string">
            <text:p text:style-name="P5">ណែនណ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កក​កុញ, ជុំ​ជិត : ឈរ​ណែនណាន់; មនុស្ស​ច្រើន​ណែនណាន់ ។ ណែនណាន់​តាន់តាប់ <text:s/>គឺ​ណែនណាន់​ខ្នាន់ខ្នាប់​ពេញ​ព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ណែនណាន់</text:p>
            <text:p text:style-name="P4">តាន់តាប់ </text:p>
          </table:table-cell>
        </table:table-row>
        <table:table-row>
          <table:table-cell table:style-name="តារាង1.A2" office:value-type="string">
            <text:p text:style-name="P3">៤១៣៦</text:p>
          </table:table-cell>
          <table:table-cell table:style-name="តារាង1.A2" office:value-type="string">
            <text:p text:style-name="P5">ណែន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្រាប់​ទំនង​, ប្រាប់​ឧ​បាយ ឲ្យ​យល់​ឲ្យ​ភ្លឺ​, នាំ​ឲ្យ​ធ្វើ​ដោយ​ពន្យល់​​បណ្ដើរ : សូម​ជួយ​ណែនាំ​វា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៧</text:p>
          </table:table-cell>
          <table:table-cell table:style-name="តារាង1.A2" office:value-type="string">
            <text:p text:style-name="P5">ណែ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ម្ហូប​គោក​មួយ​ប្រភេទ ដោយ​ស្បែក​ជ្រូក​ឬ​លាយ​សាច់​ចិញ្ច្រាំ​មាន​ស្លឹក​រលួស​បាយ ឬ​ស្លឹក​កន្ទួត​ស្រុក, ស្លឹក​ចាព្លូ ខ្ចប់​ជា​មួយ​ផង ទុក​ឲ្យ​ឡើង​បាយ​ស្រា​ជូរ​បន្តិច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៨</text:p>
          </table:table-cell>
          <table:table-cell table:style-name="តារាង1.A2" office:value-type="string">
            <text:p text:style-name="P5">ណែលណ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តែលតោល (ម. ព. នោ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៣៩</text:p>
          </table:table-cell>
          <table:table-cell table:style-name="តារាង1.A2" office:value-type="string">
            <text:p text:style-name="P5">ណែ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កង​ដៃ​មួយ​ប្រភេទ : កង​ណែវ, ពាក់​កង​ណែវ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កង​ណែវ</text:p>
            <text:p text:style-name="P4"/>
          </table:table-cell>
        </table:table-row>
        <table:table-row>
          <table:table-cell table:style-name="តារាង1.A2" office:value-type="string">
            <text:p text:style-name="P3">៤១៤០</text:p>
          </table:table-cell>
          <table:table-cell table:style-name="តារាង1.A2" office:value-type="string">
            <text:p text:style-name="P5">ណាំនួ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និមន្វល <text:s/>អ. ថ. <text:s/>និមនួន <text:s/>ឬ នុ់មនិម) ល្មម​ល្មៃ, ល្វតល្វៃ, ទន់ភ្លន់, សមរម្យ, សមសួន : ដំណើរ​ណាំនួន, ឫកពា​ណាំន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៤១</text:p>
          </table:table-cell>
          <table:table-cell table:style-name="តារាង1.A2" office:value-type="string">
            <text:p text:style-name="P5">ណាំវ៉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ចេក​មួយ​ប្រភេទ : ចេក​ណាំវ៉ា, ណាំវ៉ា​ជា​ចេក​មាន​ប្រយោជន៍​ដ៏​សំខាន់​ណាស់ ព្រោះ​ប្រើ​ការ​បាន​ច្រើន​មុខ​ច្រើន​យ៉ាង​ជា​ចេក​ងាយ​ដាំ ងាយ​កើត ក្នុង​ប្រទេស​កម្ពុជា​យើ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ចេក​ណាំវ៉ា</text:p>
          </table:table-cell>
        </table:table-row>
        <table:table-row>
          <table:table-cell table:style-name="តារាង1.A2" office:value-type="string">
            <text:p text:style-name="P3">៤១៤២</text:p>
          </table:table-cell>
          <table:table-cell table:style-name="តារាង1.A2" office:value-type="string">
            <text:p text:style-name="P5">ណ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ហ្ន័ង <text:s/>“ស្បែក”) ស្បែក​ឆ្លាក់​ជា​រូប​តំណាង​តួ​ផ្សេង​ៗ សម្រាប់​ប្រើ​ក្នុង​ល្បែង​របាំ កាន់​លើក​ឆ្លុះ​ស្រមោល​ក្នុង​ស្បៃ​ស​ឲ្យ​ឃើញ​ច្បាស់​ តាម​ដំណើរ​រឿង​ដែល​អ្នក​របាំ​កំពុង​ពោល​កំពុង​ថ្លែង : លេង​ណាំង, ទៅ​មើល​ណាំង ។ ហៅ​តាម​ពាក្យ​ខ្មែរ​យើង ថា របាំ​ស្បែក <text:s/>។ </text:p>
          </table:table-cell>
          <table:table-cell table:style-name="តារាង1.D2" office:value-type="string">
            <text:p text:style-name="P3">ហ្នាំង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៤៣</text:p>
          </table:table-cell>
          <table:table-cell table:style-name="តារាង1.A2" office:value-type="string">
            <text:p text:style-name="P6">ណ៎ះ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ពាក្យ​និបាត មាន​សំឡេង​ឡើង​ខ្ពស់​ស្រួច ឬ ស្រទន់ សម្រាប់​និយាយ​បញ្ជាក់​សេចក្ដី​ឲ្យ​ប្រាដក មាន​អាការ​ហាក់​ដូច​ជា​ឆ្ងល់ ឬ​សួរ​ថែម​ថា “មិន​មែន​ឬ ?, មិន​មែន​ដូច្នោះ​ឬ ?”; និយាយ​ទៅ​រក​បាន​ចំពោះ​តែ​មនុស្ស​អ្នក​តូច​ទាប​ជាង ឬ​ដែល​ស្និទ្ធស្នាល, ដែល​ស្មើ​គ្នា : នែ, ទៅ​កុំ​ខាន​ណ៎ះ !; ប្រយ័ត្ន​ណ៎ះ !; កុំ​ភ្លេច​ណ៎ះ !; សុំ​ឲ្យ​កូន​ម៉ែ​នាង​បាន​ជា​សះ​ស្បើយ​តាំង​ពី​ថ្ងៃ​នេះ​ទៅ​ណ៎ះ​នាង​ណា៎ ! ...។</text:p>
          </table:table-cell>
          <table:table-cell table:style-name="តារាង1.D2" office:value-type="string">
            <text:p text:style-name="P3"><text:span text:style-name="T4">ណ៎ា !, </text:span>ណ៎ាះ !</text:p>
            <text:p text:style-name="P3">ហ្ន៎ះ !, ហ្ន៎ា !</text:p>
          </table:table-cell>
          <table:table-cell table:style-name="តារាង1.I2" office:value-type="string">
            <text:p text:style-name="P3"/>
          </table:table-cell>
        </table:table-row>
        <table:table-row>
          <table:table-cell table:style-name="តារាង1.A2" office:value-type="string">
            <text:p text:style-name="P3">៤១៤៤</text:p>
          </table:table-cell>
          <table:table-cell table:style-name="តារាង1.A2" office:value-type="string">
            <text:p text:style-name="P5">ណ្ហើ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កុំ​ឡើយ, កុំ​បាច់​ឡើយ ។ ពាក្យ​និបាត​ជា​បដិសេធន៍​សម្រាប់​និយាយ​ឃាត់​ឲ្យ​ឈប់​ត្រឹម​ប៉ុណ្ណោះ : ណ្ហើយ​កុំ​យក !; ណ្ហើយ​កុំ​និយាយ !...។ ប្រាប់​សេចក្ដី​ថា ល្មម​ហើយ ក៏​បាន : ណ្ហើយ, យើង​ឈប់​នៅ​ទី​នេះ​ចុះ !; ណ្ហើយ, ខ្ញុំ​ជម្រាប​លា​អ្នក​ទាំងអស់​គ្នា​ហើយ !; <text:s/>ណ្ហើយ ! មីង​លា​ក្មួយ​សិន​ហើយ​ណ៎ះ !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៤៥</text:p>
          </table:table-cell>
          <table:table-cell table:style-name="តារាង1.A2" office:value-type="string">
            <text:p text:style-name="P5">ណ្ហើយ​ចុ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ប៉ុណ្ណឹង​ចុះ, មិន​ជា​អ្វី​ចុះ, កុំ​បាច់​ចុះ, មិន​ថ្វី​ទេ : ណ្ហើយ​ចុះ ចាំ​ខ្ញុំ​ទៅ !; ណ្ហើយ, ប៉ុណ្ណឹង​ចុះ !; ណ្ហើយ, កុំ​ឲ្យ​ទៀត, ប៉ុណ្ណឹង​ល្មម​ហើយ !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4:52:09</dc:date>
    <meta:print-date>2005-12-01T09:25:03</meta:print-date>
    <dc:language>en-US</dc:language>
    <meta:editing-cycles>143</meta:editing-cycles>
    <meta:editing-duration>P3DT1H6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79" meta:word-count="519" meta:character-count="576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